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padding="0.0291in" fo:border-left="none" fo:border-right="none" fo:border-top="none" fo:border-bottom="0.0138in solid #000000" style:join-border="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Sheet Music Generation Project: Requirements</text:p>
      <text:p text:style-name="P5"/>
      <text:p text:style-name="P2">January 21, 2011</text:p>
      <text:p text:style-name="P2"/>
      <text:p text:style-name="P3">Dear Mr. Clinger,</text:p>
      <text:p text:style-name="P3"/>
      <text:p text:style-name="P3"><text:tab/>Below is a description of the requirements for your sight reading application, as they are currently perceived.</text:p>
      <text:p text:style-name="P3"/>
      <text:p text:style-name="P3"/>
      <text:p text:style-name="P4">Overview:</text:p>
      <text:p text:style-name="P3"/>
      <text:p text:style-name="P3">The desired application should generate random sheet music to be used for sight reading practice. Every time the application is run a unique piece of music should be generated. Furthermore, the application should be able to generate music appropriate for varying levels of sight reading ability.</text:p>
      <text:p text:style-name="P3"/>
      <text:p text:style-name="P4">Notation:</text:p>
      <text:p text:style-name="P3"/>
      <text:p text:style-name="P3">At the very least, the musical notation should be recognizable by the majority of musicians throughout North America and Western Europe. As such, it should be in a standard and modern form. For example, notes might be transcribed on a five-line staff with symbols indicating properties such as clef, key signature, time signature, and tempo. Furthermore, the notation should be applicable to a variety of instruments. This would exclude styles such as guitar tabs.</text:p>
      <text:p text:style-name="P3"/>
      <text:p text:style-name="P4">Instruments:</text:p>
      <text:p text:style-name="P3"/>
      <text:p text:style-name="P3">A variety of instruments common to North America and Western Europe should be supported. This might include voice, guitar, bass, piano, violin, viola, cello, flute, oboe, etc. All music generated by an instrument should be physically possible to play on that instrument. For instruments that have more than one possible tuning, the standard tuning should be used.<text:span text:style-name="T1"> At the minimum, music should be generated for a single instrument type at a time.</text:span></text:p>
      <text:p text:style-name="P6"/>
      <text:p text:style-name="P4">Pitch:</text:p>
      <text:p text:style-name="P6"/>
      <text:p text:style-name="P6">Twelve key should be supported: A, A#/Bb, B, C, C#/Db, D, D#/Eb, E, F, F#/Gb, G, G#/Ab where “#” means sharp and “b” means flat. The key should determine the fundamental note for the piece, or the note that the scale starts on. A minimum of two scales should be supported: the major and the minor scale.</text:p>
      <text:p text:style-name="P3"/>
      <text:p text:style-name="P4">Musical Variation:</text:p>
      <text:p text:style-name="P3"/>
      <text:p text:style-name="P3">Each piece of generated sheet music should vary in a number of different ways. These variations may be explicitly or implicitly specified by the user, or generated from a randomizing seed. The properties that are required to be variable are:</text:p>
      <text:p text:style-name="P3"/>
      <text:list xml:id="list38709224" text:style-name="L1">
        <text:list-item>
          <text:p text:style-name="P8">The instrument on which the generated sheet music will be played. This includes:</text:p>
        </text:list-item>
      </text:list>
      <text:list xml:id="list38700633" text:style-name="L2">
        <text:list-item>
          <text:p text:style-name="P9">the range from the lowest possible note to the highest possible note</text:p>
        </text:list-item>
        <text:list-item>
          <text:p text:style-name="P9">the range of notes in a single chord</text:p>
        </text:list-item>
        <text:list-item>
          <text:p text:style-name="P9"><text:soft-page-break/>the maximum number of notes in a single chord</text:p>
        </text:list-item>
        <text:list-item>
          <text:p text:style-name="P9">the minimum duration of each note</text:p>
        </text:list-item>
      </text:list>
      <text:list xml:id="list38709334" text:style-name="L3">
        <text:list-item>
          <text:p text:style-name="P10">The notes that are generated. This includes:</text:p>
        </text:list-item>
      </text:list>
      <text:list xml:id="list38726755" text:style-name="L4">
        <text:list-item>
          <text:p text:style-name="P11">the total number of notes</text:p>
        </text:list-item>
        <text:list-item>
          <text:p text:style-name="P11">the duration of the notes</text:p>
        </text:list-item>
        <text:list-item>
          <text:p text:style-name="P11">the pitch of the notes</text:p>
        </text:list-item>
        <text:list-item>
          <text:p text:style-name="P11">distance from one note to the next</text:p>
        </text:list-item>
        <text:list-item>
          <text:p text:style-name="P11">the lowest note and the highest note to be used</text:p>
        </text:list-item>
      </text:list>
      <text:list xml:id="list39194462" text:style-name="L6">
        <text:list-item>
          <text:p text:style-name="P12">The properties of the entire piece. This includes:</text:p>
        </text:list-item>
      </text:list>
      <text:list xml:id="list39201805" text:style-name="L8">
        <text:list-item>
          <text:p text:style-name="P13">the total time (for example, number of bars or seconds)</text:p>
        </text:list-item>
        <text:list-item>
          <text:p text:style-name="P13">the tempo</text:p>
        </text:list-item>
        <text:list-item>
          <text:p text:style-name="P13">the time signature</text:p>
        </text:list-item>
        <text:list-item>
          <text:p text:style-name="P13">the key signature</text:p>
        </text:list-item>
        <text:list-item>
          <text:p text:style-name="P13">the scale</text:p>
        </text:list-item>
      </text:list>
      <text:list xml:id="list39284892" text:style-name="L9">
        <text:list-item>
          <text:p text:style-name="P14">Complexity level. This should be manifested by changing the above variables to be either more or less difficult for a musician to read and/or play. For example, a higher complexity level might have more notes in a shorter period of time or larger gaps between notes in the scale. On the other hand, a lower complexity level might only have one or two notes per chord or have fewer bars.</text:p>
        </text:list-item>
      </text:list>
      <text:p text:style-name="P3"/>
      <text:p text:style-name="P4">Questions:</text:p>
      <text:p text:style-name="P16"><text:span text:style-name="T1"/></text:p>
      <text:list xml:id="list39337039" text:style-name="L10">
        <text:list-item>
          <text:p text:style-name="P17"><text:span text:style-name="T1">Should the application provide support for atonal percussive instruments? If so, what additional requirements would this add, and what are examples of instruments that might be supported?</text:span></text:p>
        </text:list-item>
        <text:list-item>
          <text:p text:style-name="P17"><text:span text:style-name="T1">Should the music include accidentals (notes that are outside of the selected scale)?</text:span></text:p>
        </text:list-item>
      </text:list>
      <text:p text:style-name="P3"/>
      <text:p text:style-name="P3"/>
      <text:p text:style-name="P3"/>
      <text:p text:style-name="P3"><text:tab/>Note that only the minimum requirements are defined. This is due to the short time period in which this application will be developed. Please inform me if there are any inaccuracies, misunderstandings, or missing requirements within this document, and I will revise it to suit your needs.</text:p>
      <text:p text:style-name="P3"/>
      <text:p text:style-name="P3"/>
      <text:p text:style-name="P3"/>
      <text:p text:style-name="P3"><text:tab/><text:tab/><text:tab/><text:tab/><text:tab/><text:tab/><text:tab/><text:tab/>Sincerely,</text:p>
      <text:p text:style-name="P3"/>
      <text:p text:style-name="P3"><text:tab/><text:tab/><text:tab/><text:tab/><text:tab/><text:tab/><text:tab/><text:tab/></text:p>
      <text:p text:style-name="P3"><text:tab/><text:tab/><text:tab/><text:tab/><text:tab/><text:tab/><text:tab/><text:tab/></text:p>
      <text:p text:style-name="P3"><text:tab/><text:tab/><text:tab/><text:tab/><text:tab/><text:tab/><text:tab/><text:tab/>Cedric McDou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0T14:19:17.51</meta:creation-date>
    <dc:date>2011-01-20T19:32:08.65</dc:date>
    <meta:editing-duration>PT01H12M12S</meta:editing-duration>
    <meta:editing-cycles>6</meta:editing-cycles>
    <meta:generator>OpenOffice.org/3.2$Win32 OpenOffice.org_project/320m18$Build-9502</meta:generator>
    <dc:creator>Cedric McDougal</dc:creator>
    <meta:document-statistic meta:table-count="0" meta:image-count="0" meta:object-count="0" meta:page-count="2" meta:paragraph-count="40" meta:word-count="622" meta:character-count="3654"/>
  </office:meta>
</office:document-meta>
</file>